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A00000056909238A05EC8BE69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cccc" fo:min-height="4.356cm"/>
    </style:style>
    <style:style style:name="gr3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solid" draw:fill-color="#cc9966" fo:min-height="2.134cm"/>
    </style:style>
    <style:style style:name="gr5" style:family="graphic" style:parent-style-name="standard">
      <style:graphic-properties draw:fill="solid" draw:fill-color="#ffff66" draw:opacity="30%" draw:textarea-horizontal-align="justify" draw:textarea-vertical-align="middle" draw:auto-grow-height="false" fo:min-height="0.4cm" fo:min-width="1.3cm" draw:shadow-opacity="30%"/>
    </style:style>
    <style:style style:name="gr6" style:family="graphic" style:parent-style-name="standard">
      <style:graphic-properties draw:fill="solid" draw:fill-color="#ff00cc" draw:opacity="30%" draw:textarea-horizontal-align="justify" draw:textarea-vertical-align="middle" draw:auto-grow-height="false" fo:min-height="0.4cm" fo:min-width="1.3cm" draw:shadow-opacity="30%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cm"/>
    </style:style>
    <style:style style:name="P3" style:family="paragraph">
      <loext:graphic-properties draw:fill="solid" draw:fill-color="#00cccc"/>
      <style:paragraph-properties fo:margin-top="0cm" fo:margin-bottom="0.2cm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solid" draw:fill-color="#cc9966"/>
      <style:text-properties fo:font-weight="bold" style:font-weight-asian="bold" style:font-weight-complex="bold"/>
    </style:style>
    <style:style style:name="P6" style:family="paragraph">
      <loext:graphic-properties draw:fill="solid" draw:fill-color="#ffff66" draw:opacity="30%"/>
      <style:paragraph-properties fo:text-align="center"/>
    </style:style>
    <style:style style:name="P7" style:family="paragraph">
      <loext:graphic-properties draw:fill="solid" draw:fill-color="#ff00cc" draw:opacity="3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203cm" svg:height="3.294cm" svg:x="0.3cm" svg:y="7.624cm">
          <draw:image xlink:href="Pictures/10000000000002FA00000056909238A05EC8BE69.png" xlink:type="simple" xlink:show="embed" xlink:actuate="onLoad">
            <text:p/>
          </draw:image>
        </draw:frame>
        <draw:frame draw:style-name="gr2" draw:text-style-name="P3" draw:layer="layout" svg:width="29.36cm" svg:height="4.606cm" svg:x="0.2cm" svg:y="0.127cm">
          <draw:text-box>
            <text:p text:style-name="P2"><text:span text:style-name="T1">grep</text:span><text:span text:style-name="T2"> isolates all lines beginning with(‘</text:span><text:span text:style-name="T1">^</text:span><text:span text:style-name="T2">’) the text string “</text:span><text:span text:style-name="T1">@SRR”.</text:span></text:p>
            <text:p text:style-name="P2"><text:span text:style-name="T2">This torrent of lines is </text:span><text:span text:style-name="T1">piped</text:span><text:span text:style-name="T2"> (‘</text:span><text:span text:style-name="T1">|</text:span><text:span text:style-name="T2">’) through ‘</text:span><text:span text:style-name="T1">wc -l</text:span><text:span text:style-name="T2">’</text:span><text:span text:style-name="T1"> </text:span><text:span text:style-name="T2">which simply </text:span><text:span text:style-name="T1">counts</text:span><text:span text:style-name="T2"> them</text:span><text:span text:style-name="T2">.</text:span></text:p>
            <text:p text:style-name="P2"><text:span text:style-name="T2">This operation is performed for both the </text:span><text:span text:style-name="T1">forward</text:span><text:span text:style-name="T2"> and </text:span><text:span text:style-name="T1">reverse</text:span><text:span text:style-name="T2"> read files.</text:span></text:p>
            <text:p text:style-name="P2"><text:span text:style-name="T2">The </text:span><text:span text:style-name="T1">count</text:span><text:span text:style-name="T2"> in both cases is the same (</text:span><text:span text:style-name="T3">of course</text:span><text:span text:style-name="T2">). It is just </text:span><text:span text:style-name="T1">3,485</text:span><text:span text:style-name="T2"> which would be a remarkably low </text:span><text:span text:style-name="T1">count</text:span><text:span text:style-name="T2"> for a real </text:span><text:span text:style-name="T1">fastq</text:span><text:span text:style-name="T2"> file.</text:span></text:p>
          </draw:text-box>
        </draw:frame>
        <draw:line draw:style-name="gr3" draw:text-style-name="P1" draw:layer="layout" svg:x1="15.019cm" svg:y1="6.116cm" svg:x2="2.157cm" svg:y2="9.86cm">
          <text:p/>
        </draw:line>
        <draw:line draw:style-name="gr3" draw:text-style-name="P1" draw:layer="layout" svg:x1="15.061cm" svg:y1="5.423cm" svg:x2="2.157cm" svg:y2="8.679cm">
          <text:p/>
        </draw:line>
        <draw:frame draw:style-name="gr4" draw:text-style-name="P5" draw:layer="layout" svg:width="8.963cm" svg:height="2.384cm" svg:x="14.931cm" svg:y="4.973cm">
          <draw:text-box>
            <text:p text:style-name="P4"><text:span text:style-name="T1">3485 forward reads</text:span></text:p>
            <text:p text:style-name="P4"><text:span text:style-name="T1">3485 reverse reads</text:span></text:p>
            <text:p text:style-name="P4"><text:span text:style-name="T1">3485 read pairs</text:span></text:p>
          </draw:text-box>
        </draw:frame>
        <draw:custom-shape draw:style-name="gr5" draw:text-style-name="P6" draw:layer="layout" svg:width="1.8cm" svg:height="0.65cm" svg:x="0.295cm" svg:y="8.3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8cm" svg:height="0.65cm" svg:x="0.295cm" svg:y="9.59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6-02T05:22:19.108602146</dc:date>
    <meta:editing-duration>PT5H36M40S</meta:editing-duration>
    <meta:editing-cycles>39</meta:editing-cycles>
    <meta:generator>LibreOffice/5.1.6.2$Linux_X86_64 LibreOffice_project/10m0$Build-2</meta:generator>
    <meta:document-statistic meta:object-count="7"/>
  </office:meta>
</office:document-meta>
</file>